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30eb" officeooo:paragraph-rsid="001030eb"/>
    </style:style>
    <style:style style:name="P2" style:family="paragraph" style:parent-style-name="Standard">
      <style:text-properties officeooo:rsid="001100c1" officeooo:paragraph-rsid="001100c1"/>
    </style:style>
    <style:style style:name="P3" style:family="paragraph" style:parent-style-name="Standard">
      <style:text-properties officeooo:rsid="0019b080" officeooo:paragraph-rsid="0019b080"/>
    </style:style>
    <style:style style:name="P4" style:family="paragraph" style:parent-style-name="Standard">
      <style:text-properties officeooo:rsid="001beb31" officeooo:paragraph-rsid="001beb31"/>
    </style:style>
    <style:style style:name="P5" style:family="paragraph" style:parent-style-name="Standard">
      <style:text-properties officeooo:rsid="00215d7b" officeooo:paragraph-rsid="00215d7b"/>
    </style:style>
    <style:style style:name="P6" style:family="paragraph" style:parent-style-name="Standard">
      <style:text-properties officeooo:rsid="00267ba0" officeooo:paragraph-rsid="00267ba0"/>
    </style:style>
    <style:style style:name="P7" style:family="paragraph" style:parent-style-name="Standard">
      <style:text-properties officeooo:rsid="003eb707" officeooo:paragraph-rsid="003eb707"/>
    </style:style>
    <style:style style:name="P8" style:family="paragraph" style:parent-style-name="Standard">
      <style:text-properties officeooo:rsid="004e6cf1" officeooo:paragraph-rsid="005504f6"/>
    </style:style>
    <style:style style:name="P9" style:family="paragraph" style:parent-style-name="Standard">
      <style:text-properties officeooo:rsid="005504f6" officeooo:paragraph-rsid="005504f6"/>
    </style:style>
    <style:style style:name="P10" style:family="paragraph" style:parent-style-name="Standard">
      <style:text-properties officeooo:rsid="00584cd4" officeooo:paragraph-rsid="00584cd4"/>
    </style:style>
    <style:style style:name="P11" style:family="paragraph" style:parent-style-name="Standard">
      <style:text-properties officeooo:rsid="005de016" officeooo:paragraph-rsid="005de016"/>
    </style:style>
    <style:style style:name="P12" style:family="paragraph" style:parent-style-name="Standard">
      <style:text-properties officeooo:rsid="005e552c" officeooo:paragraph-rsid="005e552c"/>
    </style:style>
    <style:style style:name="P13" style:family="paragraph" style:parent-style-name="Standard">
      <style:text-properties officeooo:paragraph-rsid="0061d2d1"/>
    </style:style>
    <style:style style:name="P14" style:family="paragraph" style:parent-style-name="Standard">
      <style:text-properties officeooo:rsid="0012941a" officeooo:paragraph-rsid="0012941a"/>
    </style:style>
    <style:style style:name="P15" style:family="paragraph" style:parent-style-name="Standard">
      <style:text-properties officeooo:rsid="0014a9bb"/>
    </style:style>
    <style:style style:name="P16" style:family="paragraph" style:parent-style-name="Standard">
      <style:text-properties officeooo:rsid="003a2803" officeooo:paragraph-rsid="003bd62d"/>
    </style:style>
    <style:style style:name="P17" style:family="paragraph" style:parent-style-name="Standard" style:list-style-name="L1"/>
    <style:style style:name="P18" style:family="paragraph" style:parent-style-name="Standard">
      <style:text-properties officeooo:rsid="004f4c47" officeooo:paragraph-rsid="005504f6"/>
    </style:style>
    <style:style style:name="P19" style:family="paragraph" style:parent-style-name="Standard">
      <style:text-properties officeooo:rsid="0050bab7" officeooo:paragraph-rsid="0050bab7"/>
    </style:style>
    <style:style style:name="P20" style:family="paragraph" style:parent-style-name="Standard" style:list-style-name="L2"/>
    <style:style style:name="T1" style:family="text">
      <style:text-properties officeooo:rsid="000c1bcc"/>
    </style:style>
    <style:style style:name="T2" style:family="text">
      <style:text-properties officeooo:rsid="000d2dba"/>
    </style:style>
    <style:style style:name="T3" style:family="text">
      <style:text-properties officeooo:rsid="000ef722"/>
    </style:style>
    <style:style style:name="T4" style:family="text">
      <style:text-properties officeooo:rsid="0010e512"/>
    </style:style>
    <style:style style:name="T5" style:family="text">
      <style:text-properties officeooo:rsid="0011f398"/>
    </style:style>
    <style:style style:name="T6" style:family="text">
      <style:text-properties officeooo:rsid="00185ef7"/>
    </style:style>
    <style:style style:name="T7" style:family="text">
      <style:text-properties officeooo:rsid="001b66c0"/>
    </style:style>
    <style:style style:name="T8" style:family="text">
      <style:text-properties officeooo:rsid="001bcfc5"/>
    </style:style>
    <style:style style:name="T9" style:family="text">
      <style:text-properties officeooo:rsid="001d3e97"/>
    </style:style>
    <style:style style:name="T10" style:family="text">
      <style:text-properties officeooo:rsid="0023201a"/>
    </style:style>
    <style:style style:name="T11" style:family="text">
      <style:text-properties officeooo:rsid="0026afbd"/>
    </style:style>
    <style:style style:name="T12" style:family="text">
      <style:text-properties officeooo:rsid="003ee8ab"/>
    </style:style>
    <style:style style:name="T13" style:family="text">
      <style:text-properties officeooo:rsid="004e16f4"/>
    </style:style>
    <style:style style:name="T14" style:family="text">
      <style:text-properties officeooo:rsid="004f4c47"/>
    </style:style>
    <style:style style:name="T15" style:family="text">
      <style:text-properties officeooo:rsid="0059d71a"/>
    </style:style>
    <style:style style:name="T16" style:family="text">
      <style:text-properties officeooo:rsid="00601270"/>
    </style:style>
    <style:style style:name="T17" style:family="text">
      <style:text-properties officeooo:rsid="0061d2d1"/>
    </style:style>
    <style:style style:name="T18" style:family="text">
      <style:text-properties officeooo:rsid="00626072"/>
    </style:style>
    <style:style style:name="T19" style:family="text">
      <style:text-properties officeooo:rsid="0072b5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eckblatt</text:p>
      <text:p text:style-name="Standard">Deckblatt</text:p>
      <text:p text:style-name="Standard">Thema: Kryptographie</text:p>
      <text:p text:style-name="Standard">Ort: Trittau</text:p>
      <text:p text:style-name="Standard">Zeitraum: <text:span text:style-name="T2">04.03.2015-17.05.0215</text:span></text:p>
      <text:p text:style-name="Standard">Teammitglieder: Paul, <text:span text:style-name="T2">M</text:span>ikro,<text:span text:style-name="T2">J</text:span>an, <text:span text:style-name="T2">T</text:span>hore, <text:span text:style-name="T2">Fabian K.,</text:span> <text:span text:style-name="T2">H</text:span>enrik.</text:p>
      <text:p text:style-name="Standard"/>
      <text:p text:style-name="Standard">B Einführung</text:p>
      <text:p text:style-name="Standard">Ziel dieses Projektes ist es, ein Programm selber zu schreiben, welches in der Lage ist, die gängisten modernen Verschlüsselungsverfahren durchzuführen. Hierfür muss sowohl die Funktionsweise verstanden werden, diese programmiertechnisch um<text:span text:style-name="T3">gesetzt</text:span> und mit einer selbstgestalteten Benutzeroberfläche <text:span text:style-name="T3">verknüpft werden</text:span>. Ein weiteres Ziel ist es, die Kryptographie in die Schule zu "bringen" und somit auf die Aktualität hinzuweisen.</text:p>
      <text:p text:style-name="P1">Der Schwerpunkt dieses Projektes liegt in der Mathematik und der Programmierung. <text:span text:style-name="T4">Hier bot sich uns die Möglichkeit mathematisches und informatisches Intresse mit einem sozial und politisch relevanten Thema zu verknüpfen.</text:span></text:p>
      <text:p text:style-name="Standard"/>
      <text:p text:style-name="Standard"/>
      <text:p text:style-name="Standard">C Prozess</text:p>
      <text:p text:style-name="P2">Da die gesamte Arbeit am PC stattfand, mussten wir nicht auf Materialien zurückgreifen.</text:p>
      <text:p text:style-name="Standard"><text:span text:style-name="T5">Um den Punkt Materialauswahl trotzdem zu bearbeiten</text:span>, nennen wir hier die Programme und Infrastrukturen, die wir verwendet haben:</text:p>
      <text:p text:style-name="Standard"/>
      <text:p text:style-name="P14">Für die Entwicklung des Backends, also das Schreiben der Veschlüsselungsskripte, haben wir uns für die Verwendung von Python entschieden. Diese Sprache ist schnell und gut zu verstehen, leicht lesbar durch ihre übersichtliche Struktur und vorallem gut auf Mathematik anwendbar. Desweiteren ermöglicht Python eine relativ gute Verknüpfung mit Nutzeroberflächen.</text:p>
      <text:p text:style-name="P15">Als Editor haben wir Sublime Text verwendet. Dieser Editor überzeugt vorallem durch gutes Syntax-Highlighting und somit durch gute Übersicht. Desweiteren ist er mit verschiedenen Betriebssystemen kompatibel und vielseitig anwendbar, nicht nur für Python.</text:p>
      <text:p text:style-name="Standard"/>
      <text:p text:style-name="Standard">Gui: <text:span text:style-name="T1">#Graphical User Interface</text:span></text:p>
      <text:p text:style-name="Standard">(jan, mirko)<text:span text:style-name="T6">(hier mirkos teil ergänzen)</text:span></text:p>
      <text:p text:style-name="Standard"/>
      <text:p text:style-name="Standard">Infrastruktur</text:p>
      <text:p text:style-name="P3">Da wir, wie später noch erläutert, arbeitsteilig gearbeitet haben und somit viele einzelne Skripte oder Teilprogramme hatten, mussten wir diese untereinander synchonieren, um arbeiten zu kön<text:span text:style-name="T9">n</text:span>en. <text:span text:style-name="T7">Hierfür haben wir Git verwendet, welches das mit Abstand am <text:s/>häufigsten verwendet SCM (Source Control Managment) ist.</text:span> <text:span text:style-name="T8">Da es wie gesagt auch in der Wirtschaft weit verbreitet ist, können <text:s/>Erfahrungen im Umgang mit Git ggf. später noch von Vorteil sein.</text:span></text:p>
      <text:p text:style-name="P4">Um diese git-Projekte verbreiten zu können, müssen sie auf einer Plattform hochgeladen werden. Hierfür haben wir GitHub verwendet. <text:span text:style-name="T9">GitHub ermöglicht nun, von jedem beliebingen Internetanschluss, mit Hilfe eines auch für Laien verständlichen Desktop-Clients, sich mit den hochgeladenen Dateien zu synchonisieren oder selber welche hochzuladen.</text:span></text:p>
      <text:p text:style-name="P5">Zur Planung, hinsichtlich der einzelnen Aufgaben und der dafür benötigten Zeit haben wir Redmine verwendet. <text:span text:style-name="T10">Hierbei handelt es sich um ein kostenloses Open Source Programm, in dem man Aufgaben, songenannte Tickets, erstellen kann. Diese Tickets kann man einzelnen Personen zuweisen und <text:s/>eine vorraussichtlich benötigete Zeit angeben. Desweiteren kann man während man an der jeweiligen Aufgabe arbeitet seinen Fortschritt, aber auch etwaige Probleme dort dokumentieren. Wird dieses System konsequent von allen Beteiligten genutzt, ist so eine effiziente Zeitplanung, Aufgabenverteilung und gegenseitige Hilfestellung möglich. Desweiteren können Außenstehende, wenn gewollt, den Arbeitsprozess so verfolgen. <text:s/></text:span></text:p>
      <text:p text:style-name="P6"><text:soft-page-break/>Zu unserem Arbeitsprozess gibt es nicht wirklich viel zu sagen. <text:span text:style-name="T11">Nachdem wir ganz zu Beginn unsere grundlegenden Ziele festgelegt hatten, nämlich welche Verschlüsselungen wir umsetzen wollen und mithilfe welche Programme, haben wir uns direkt in Kleingruppen aufgeteilt. Jan und Mirko haben sich an die Entwicklung einer grafischen Benutzeroberfläche gesetzt, (Hier arbeitsprozess von GUI leuten einfügen). Der Rest der Gruppe, Fabian, Thore, Melvin, Paul und Henrik, hat sich zunächst genauer mit den Verschlüsselungen beschäftigt und diese, teils in Gruppenarbeit, inhaltlich erschlossen. Nachdem ein grundlegendes Verständnis geschaffen war, haben wir uns nochmal aufgeteilt. <text:s/>Paul und Melvin haben mit der Programmierung von RSA begonnen, während <text:s/>sich Thore, Fabian und Henrik mit der Umsetzung von AES befassten. Die Implementierung von der Elgamal Verschlüsselung auf eliptischen Kurven wurde zunächst aufgrund der mathematische Komplexität zurükgestellt. Obwohl zunächst keiner mehr als grundlegende Kentnisse von Python hatte, konnten wir sowohl AES als auch RSA innerhalb unserer dafür eingeplanten Zeit lauffähig umsetzten(Anmerkunge siehe Punkt 4). Anschließend haben wir die Gruppen wieder neu aufgeteilt. <text:s/>Fabian hat sich dann doch an die Elgamal Verschlüsselung gesetzt, und auch lauffähig implementiert bekommen, während Thore den schriftlichen Teil zu AES, <text:s/>Paul den zu RSA und Henrik den allegemeinen Teil schrieb. Nachdem alle Texte grundlegend geschrieben waren, haben wir uns zusammengesetzt und sowohl inhaltlich als auch stiltechnisch mögliche Änderungen durchgesprochen. Melvin hat sich im folgenden Zeitraum <text:s/>um die Kompatibilität des RSA Skripts zum GUI gekümmert. Für AES und RSA hat Fabian die Übergabeparameter <text:s/>ergänzt. Nachdem auch diese Schritte beendet oder weit vorrangetrieben waren <text:s/>hat Thore, mithilfe des jeweiligen "Spezialisten" begonnen eine Präsentation zu entwerfen. Paul und Henrik haben zeitlgeich dazu die Dokumentation begonnen.</text:span></text:p>
      <text:p text:style-name="P16">Wie man schon an <text:s/>der Arbeitsteilung sehen kann, <text:s/>war der Arbeitsprozess sehr dynamisch. Durch die kleinen Teilgruppen, ein motiviertes Herangehen an die Aufgaben,aber auch die Bereitschaft aller, Aufgaben zu übernehemen und zu erledigen ist es uns gelungen effektiv und sogar mit Spass zu arbeiten.</text:p>
      <text:p text:style-name="P7">Wie bei einem Projekt dieser Größenordnung zu erwarten war, mussten wir unseren ursprünglichen Plan teilweise abändern und ergänzen. <text:span text:style-name="T12">So haben wir ganz zu Beginn in Betracht gezogen TwoFish zu implementieren, jedoch mussten wir feststellen, dass diese Verschlüsselung kaum praktische Relevanz und auch keinen besondere informatische Struktur hat. Daher haben wir uns für die beiden Standarts AES und RSA, und auch für die "Zukunft" der Verschlüsselung nämlich die Verwendung von eliptischen Kurven entschieden. Wie wir im Laufe der Arbeit feststellen mussten, handelt es sich bei der Kryptographie um eine relativ abstrakte und schwer zu erklärende Thematik. Daher haben wir uns entschieden, nachdem AES und RSA implementiert waren, eine Präsentation in Form einer Folienreihe zu entwerfen, um die jeweiligen Abläufe zu visualisieren und zu erklären. Diese Präsentation war nicht Teil des geplanten Produktes, jedoch ist sie wohl essentiel für eine verständliche <text:s/>Darstllung bei der Messe. Zu erwähnen ist hier auch, dass RSA läuffähig selber implementiert wurden, jedoch basierend auf informatischen Effizienzproblemen dieses Skript nur mit geringen bis mittleren Schlüssellängen funktioniert. Damit auch mit großen Schlüsseln verschlüsselt werden kann, wurden in einer Version nicht selbstgeschriebene Teilfunktionen integriet. Dies ist zwar nicht so geplant, jeodoch im Rahmen dieses Projekts nicht anders möglich gewesen. <text:line-break/>Da wir uns, wie oben beschrieben, dafür entschieden haben, Elgamal zu implemtieren, da dieses in der Zukunft der Kryptographie wahrscheinlich eine große Rolle spielen wird, hatten wir keine Zeit mehr, einen eigene Verschlüsselung zu konzepieren. Hätten wir anstelle von Elgamal eine eigene Verschlüsselung entworfen, was zeittechnisch möglich gewesen wäre, so wären wir dennoch nicht in der Lage gewesen, etwas "sicheres" zu schreiben. Hätte man eine eigene <text:s/>auch nur halbwegs sichere Verschlüsselung entwerfen wollen, so hätte man das gesamt Projekt mit der gesamten Arbeitskraft hierdrauf focusieren müssen. Da dies jedoch nicht unser Ziel war, haben wir uns gegen einen eigenen Entwurf entschieden. <text:s/></text:span></text:p>
      <text:p text:style-name="Standard"/>
      <text:p text:style-name="Standard"/>
      <text:p text:style-name="Standard"><text:soft-page-break/></text:p>
      <text:p text:style-name="Standard"/>
      <text:p text:style-name="Standard"/>
      <text:p text:style-name="Standard">D Arbeitsergebnisse:</text:p>
      <text:list xml:id="list2956966872936565908" text:style-name="L1">
        <text:list-item>
          <text:p text:style-name="P17">Ergebnisse: - Programme(Backend+GUI)</text:p>
          <text:list>
            <text:list-item>
              <text:list>
                <text:list-item>
                  <text:list>
                    <text:list-header>
                      <text:p text:style-name="P17"><text:s/>- Mappe(Produktschrift)</text:p>
                      <text:p text:style-name="P17"><text:s/>- Präs<text:span text:style-name="T13">entation</text:span> zur <text:span text:style-name="T13">E</text:span>rläuterung</text:p>
                    </text:list-header>
                  </text:list>
                </text:list-item>
              </text:list>
            </text:list-item>
          </text:list>
        </text:list-item>
      </text:list>
      <text:p text:style-name="Standard">2)</text:p>
      <text:p text:style-name="Standard">Programm:</text:p>
      <text:p text:style-name="P8">Bei dem Programm handelt es sich um Skripte, welche über eine Benutzeroberfläche aufgerufen werden können. <text:span text:style-name="T14">In die Oberfläche kann man also einen Text eingeben, welcher dann, je nach gewähltem Verschlüsselungstyp, das jeweilige Skirpt aufruft. Das Skript verschlüsselt den Text, welcher dann wieder von der Oberfläche ausgegeben wird.</text:span></text:p>
      <text:p text:style-name="P18">Für AES gibt es ein Eingabefeld für ein Password, für RSA und Elgamal eine Möglichkeit Schlüssel zu generieren oder, falls vorhanden, aufzurufen.</text:p>
      <text:p text:style-name="P19">Das AES Skript ist komplett selber geschrieben und funktioniert korrekt. Bei der Vorbereitung für den Text, der in der Praxis vor der Verschlüsselung stattfindet, haben wir auf Teilschritte verzichtet, da diese Aufgrund von schlechter Dokumentation und Zeitmangles nicht zu leisten waren. Da diese Schritte jedoch auch nicht Teil unseres Projektes waren, ist dem keine sonderliche Bedeutung zuzumessen. Ähnlich sieht es bei der Schlüsselgenerierung aus. Der für AES benötigte Schlüssel wird mittels einer Hashfunktion aus einem Passwort abgeleitetet. Da wir zwar ein Schlüssel benötigen, jedoch die Hashfunktion von ca. gleicher Komplexität ist wie AES ansich, haben wir auf eine fertige Pythonimplementierung zurückgegriffen.</text:p>
      <text:p text:style-name="P11">Für alle drei Verschlüsselungen ist es notwendig, die Buchstaben zunächst in Zahlen umzuwandeln, und später wieder zurück. Für diese Operation wird standartmäßig UTF-8 genutzt, welches wir, wenn auch eigentlich nicht Teil unseres Projektes, selber implementiert haben.</text:p>
      <text:p text:style-name="P9">RSA läuft soweit wie in der Praxis, mit den bereits unter den Konzeptänderungen beschiebenen Variationen. </text:p>
      <text:p text:style-name="P10">Die genaue Funktionsweise, sowohl der Verschlüsselungen, als auch der Nutzeroberfläche findet man in der <text:span text:style-name="T15">Mappe/</text:span>Produktschrift ausfühlich erläutert. <text:span text:style-name="T15">Desweiteren wird in der Mappe die Bedeutung der Kryptographie, historisch und heute, dargestellung.</text:span></text:p>
      <text:p text:style-name="P12">Die Präsentation ist, wie schon unter Konzeptänderungen dargelegt, zurVisualisierung und Erläuterung notw<text:span text:style-name="T19">e</text:span>ndig. <text:span text:style-name="T16">In ihr werden die Funktionsweisen der Verschlüsselungen grafisch dargestellt. Die Präsentation ist somit zwar nur ergänzend zu den beiden Hauptprodukten, jedoch trotzdem elementar fürs Verständnis.</text:span> </text:p>
      <text:p text:style-name="Standard"/>
      <text:p text:style-name="Standard">E produkt</text:p>
      <text:p text:style-name="P13">Bei den Produkten handelt es sich, wie schon beschrieben, um ein Programm, eine Mappe und eine Präsentation. Die gestellte Zielsetzung <text:span text:style-name="T18">V</text:span>erschlüsselung anzuwenden, ist heutzutage nichtmehr ohne Programmierung/ Computernutzung möglich. Die Mappe erläutert das <text:span text:style-name="T1">H</text:span>auptprodukt und deren Funktionswe<text:span text:style-name="T1">i</text:span>sen. Die Präs<text:span text:style-name="T17">entation visualisiert diese.</text:span></text:p>
      <text:p text:style-name="P13"/>
      <text:p text:style-name="P13">F Anhang</text:p>
      <text:p text:style-name="Standard">1)quellen:(quellen nach thema sortieren)</text:p>
      <text:p text:style-name="Standard">literatur: Simon singh. "geheime Botschaften"(noch weitere daten).</text:p>
      <text:p text:style-name="Standard"><text:tab/>Das andere kryptobuch</text:p>
      <text:p text:style-name="Standard">2)INTERNET(alles freeware=))</text:p>
      <text:p text:style-name="Standard">3)stormrechung+cola+mate+chips <text:span text:style-name="T1">#Like</text:span></text:p>
      <text:list xml:id="list1928139728210580029" text:style-name="L2">
        <text:list-item>
          <text:p text:style-name="P20">sonstig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1M32S</meta:editing-duration>
    <meta:editing-cycles>146</meta:editing-cycles>
    <meta:generator>LibreOffice/4.3.6.2$Windows_x86 LibreOffice_project/d50a87b2e514536ed401c18000dad4660b6a169e</meta:generator>
    <dc:date>2015-05-12T15:36:21.240000000</dc:date>
    <meta:document-statistic meta:table-count="0" meta:image-count="0" meta:object-count="0" meta:page-count="3" meta:paragraph-count="45" meta:word-count="1407" meta:character-count="10435" meta:non-whitespace-character-count="9051"/>
    <meta:user-defined meta:name="Info 1"/>
    <meta:user-defined meta:name="Info 2"/>
    <meta:user-defined meta:name="Info 3"/>
    <meta:user-defined meta:name="Info 4"/>
  </office:meta>
</office:document-meta>
</file>